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3.94mm" svg:height="89.99mm" svg:x="1.43mm" svg:y="78.84mm">
            <draw:object draw:notify-on-update-of-ranges="Sheet1.A2:Sheet1.A12 Sheet1.B1:Sheet1.B1 Sheet1.B2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3.45mm" svg:height="80.42mm" svg:x="68.59mm" svg:y="85.58mm">
            <draw:object draw:notify-on-update-of-ranges="Sheet1.D2:Sheet1.D15 Sheet1.E1:Sheet1.E1 Sheet1.E2:Sheet1.E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8.58mm" svg:height="70.1mm" svg:x="120.98mm" svg:y="89.45mm">
            <draw:object draw:notify-on-update-of-ranges="Sheet1.G2:Sheet1.G18 Sheet1.H1:Sheet1.H1 Sheet1.H2:Sheet1.H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7.08mm" svg:height="66.65mm" svg:x="190mm" svg:y="95.69mm">
            <draw:object draw:notify-on-update-of-ranges="Sheet1.J2:Sheet1.J18 Sheet1.K1:Sheet1.K1 Sheet1.K2:Sheet1.K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.91mm" svg:height="64.72mm" svg:x="260.49mm" svg:y="102.14mm">
            <draw:object draw:notify-on-update-of-ranges="Sheet1.M2:Sheet1.M14 Sheet1.N1:Sheet1.N1 Sheet1.N2:Sheet1.N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0.78mm" svg:height="70.31mm" svg:x="321.63mm" svg:y="85.58mm">
            <draw:object draw:notify-on-update-of-ranges="Sheet1.P2:Sheet1.P11 Sheet1.Q1:Sheet1.Q1 Sheet1.Q2:Sheet1.Q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52.39mm" svg:height="89.88mm" svg:x="408.32mm" svg:y="65.58mm">
            <draw:object draw:notify-on-update-of-ranges="Sheet1.S2:Sheet1.S11 Sheet1.T1:Sheet1.T1 Sheet1.T2:Sheet1.T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85.41mm" svg:height="79.5mm" svg:x="474.35mm" svg:y="74.67mm">
            <draw:object draw:notify-on-update-of-ranges="Sheet1.V2:Sheet1.V11 Sheet1.W1:Sheet1.W1 Sheet1.W2:Sheet1.W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ppm co</text:p>
          </table:table-cell>
          <table:table-cell office:value-type="string" calcext:value-type="string">
            <text:p>Rs/Ro</text:p>
          </table:table-cell>
          <table:table-cell/>
          <table:table-cell office:value-type="string" calcext:value-type="string">
            <text:p>ppm lpg</text:p>
          </table:table-cell>
          <table:table-cell office:value-type="string" calcext:value-type="string">
            <text:p>Rs/Ro</text:p>
          </table:table-cell>
          <table:table-cell/>
          <table:table-cell office:value-type="string" calcext:value-type="string">
            <text:p>ppm methane</text:p>
          </table:table-cell>
          <table:table-cell office:value-type="string" calcext:value-type="string">
            <text:p>Rs/Ro</text:p>
          </table:table-cell>
          <table:table-cell/>
          <table:table-cell office:value-type="string" calcext:value-type="string">
            <text:p>ppm alcohol</text:p>
          </table:table-cell>
          <table:table-cell office:value-type="string" calcext:value-type="string">
            <text:p>Rs/Ro</text:p>
          </table:table-cell>
          <table:table-cell/>
          <table:table-cell office:value-type="string" calcext:value-type="string">
            <text:p>ppmco2</text:p>
          </table:table-cell>
          <table:table-cell office:value-type="string" calcext:value-type="string">
            <text:p>Rs/Ro</text:p>
          </table:table-cell>
          <table:table-cell/>
          <table:table-cell office:value-type="string" calcext:value-type="string">
            <text:p>PPMCO</text:p>
          </table:table-cell>
          <table:table-cell office:value-type="string" calcext:value-type="string">
            <text:p>RS/RO</text:p>
          </table:table-cell>
          <table:table-cell/>
          <table:table-cell office:value-type="string" calcext:value-type="string">
            <text:p>ppmammonia</text:p>
          </table:table-cell>
          <table:table-cell office:value-type="string" calcext:value-type="string">
            <text:p>Rs/Ro</text:p>
          </table:table-cell>
          <table:table-cell/>
          <table:table-cell office:value-type="string" calcext:value-type="string">
            <text:p>ppmalcohol</text:p>
          </table:table-cell>
          <table:table-cell office:value-type="string" calcext:value-type="string">
            <text:p>rs/ro</text:p>
          </table:table-cell>
        </table:table-row>
        <table:table-row table:style-name="ro1">
          <table:table-cell office:value-type="float" office:value="56.4424680370593" calcext:value-type="float">
            <text:p>56.4424680370593</text:p>
          </table:table-cell>
          <table:table-cell office:value-type="float" office:value="2.17509661976166" calcext:value-type="float">
            <text:p>2.17509661976166</text:p>
          </table:table-cell>
          <table:table-cell/>
          <table:table-cell office:value-type="float" office:value="56.8186640257956" calcext:value-type="float">
            <text:p>56.8186640257956</text:p>
          </table:table-cell>
          <table:table-cell office:value-type="float" office:value="13.4015827536851" calcext:value-type="float">
            <text:p>13.4015827536851</text:p>
          </table:table-cell>
          <table:table-cell/>
          <table:table-cell office:value-type="float" office:value="56.6223705816679" calcext:value-type="float">
            <text:p>56.6223705816679</text:p>
          </table:table-cell>
          <table:table-cell office:value-type="float" office:value="20.9152625403246" calcext:value-type="float">
            <text:p>20.9152625403246</text:p>
          </table:table-cell>
          <table:table-cell/>
          <table:table-cell office:value-type="float" office:value="56.6223705816679" calcext:value-type="float">
            <text:p>56.6223705816679</text:p>
          </table:table-cell>
          <table:table-cell office:value-type="float" office:value="24.5020455471529" calcext:value-type="float">
            <text:p>24.5020455471529</text:p>
          </table:table-cell>
          <table:table-cell/>
          <table:table-cell office:value-type="float" office:value="9.929" calcext:value-type="float">
            <text:p>9.929</text:p>
          </table:table-cell>
          <table:table-cell office:value-type="float" office:value="2.3036" calcext:value-type="float">
            <text:p>2.30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87" calcext:value-type="float">
            <text:p>2.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53" calcext:value-type="float">
            <text:p>2.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70.4637478328901" calcext:value-type="float">
            <text:p>70.4637478328901</text:p>
          </table:table-cell>
          <table:table-cell office:value-type="float" office:value="1.83320230827293" calcext:value-type="float">
            <text:p>1.83320230827293</text:p>
          </table:table-cell>
          <table:table-cell/>
          <table:table-cell office:value-type="float" office:value="70.843400816665" calcext:value-type="float">
            <text:p>70.843400816665</text:p>
          </table:table-cell>
          <table:table-cell office:value-type="float" office:value="12.6995569303274" calcext:value-type="float">
            <text:p>12.6995569303274</text:p>
          </table:table-cell>
          <table:table-cell/>
          <table:table-cell office:value-type="float" office:value="108.109670036717" calcext:value-type="float">
            <text:p>108.109670036717</text:p>
          </table:table-cell>
          <table:table-cell office:value-type="float" office:value="19.1360933921869" calcext:value-type="float">
            <text:p>19.1360933921869</text:p>
          </table:table-cell>
          <table:table-cell/>
          <table:table-cell office:value-type="float" office:value="80.9779044462063" calcext:value-type="float">
            <text:p>80.9779044462063</text:p>
          </table:table-cell>
          <table:table-cell office:value-type="float" office:value="24.0489455876837" calcext:value-type="float">
            <text:p>24.0489455876837</text:p>
          </table:table-cell>
          <table:table-cell/>
          <table:table-cell office:value-type="float" office:value="14.607" calcext:value-type="float">
            <text:p>14.607</text:p>
          </table:table-cell>
          <table:table-cell office:value-type="float" office:value="2.016" calcext:value-type="float">
            <text:p>2.0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375" calcext:value-type="float">
            <text:p>2.375</text:p>
          </table:table-cell>
          <table:table-cell/>
          <table:table-cell office:value-type="float" office:value="17.6" calcext:value-type="float">
            <text:p>17.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20.013229359073" calcext:value-type="float">
            <text:p>120.013229359073</text:p>
          </table:table-cell>
          <table:table-cell office:value-type="float" office:value="1.30250824368913" calcext:value-type="float">
            <text:p>1.30250824368913</text:p>
          </table:table-cell>
          <table:table-cell/>
          <table:table-cell office:value-type="float" office:value="108.624588370042" calcext:value-type="float">
            <text:p>108.624588370042</text:p>
          </table:table-cell>
          <table:table-cell office:value-type="float" office:value="12.0279134341067" calcext:value-type="float">
            <text:p>12.0279134341067</text:p>
          </table:table-cell>
          <table:table-cell/>
          <table:table-cell office:value-type="float" office:value="119.041176703229" calcext:value-type="float">
            <text:p>119.041176703229</text:p>
          </table:table-cell>
          <table:table-cell office:value-type="float" office:value="19.1360933921869" calcext:value-type="float">
            <text:p>19.1360933921869</text:p>
          </table:table-cell>
          <table:table-cell/>
          <table:table-cell office:value-type="float" office:value="108.109670036717" calcext:value-type="float">
            <text:p>108.109670036717</text:p>
          </table:table-cell>
          <table:table-cell office:value-type="float" office:value="22.3843822537013" calcext:value-type="float">
            <text:p>22.3843822537013</text:p>
          </table:table-cell>
          <table:table-cell/>
          <table:table-cell office:value-type="float" office:value="39.745" calcext:value-type="float">
            <text:p>39.745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12" calcext:value-type="float">
            <text:p>2.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63" calcext:value-type="float">
            <text:p>1.63</text:p>
          </table:table-cell>
          <table:table-cell/>
          <table:table-cell office:value-type="float" office:value="40.2" calcext:value-type="float">
            <text:p>40.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73.711549338158" calcext:value-type="float">
            <text:p>173.711549338158</text:p>
          </table:table-cell>
          <table:table-cell office:value-type="float" office:value="1.03715803857992" calcext:value-type="float">
            <text:p>1.03715803857992</text:p>
          </table:table-cell>
          <table:table-cell/>
          <table:table-cell office:value-type="float" office:value="196.522904278212" calcext:value-type="float">
            <text:p>196.522904278212</text:p>
          </table:table-cell>
          <table:table-cell office:value-type="float" office:value="10.9898852600185" calcext:value-type="float">
            <text:p>10.9898852600185</text:p>
          </table:table-cell>
          <table:table-cell/>
          <table:table-cell office:value-type="float" office:value="161.128110668581" calcext:value-type="float">
            <text:p>161.128110668581</text:p>
          </table:table-cell>
          <table:table-cell office:value-type="float" office:value="18.7988496349267" calcext:value-type="float">
            <text:p>18.7988496349267</text:p>
          </table:table-cell>
          <table:table-cell/>
          <table:table-cell office:value-type="float" office:value="119.041176703229" calcext:value-type="float">
            <text:p>119.041176703229</text:p>
          </table:table-cell>
          <table:table-cell office:value-type="float" office:value="22.3788437299207" calcext:value-type="float">
            <text:p>22.3788437299207</text:p>
          </table:table-cell>
          <table:table-cell/>
          <table:table-cell office:value-type="float" office:value="59.74" calcext:value-type="float">
            <text:p>59.74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1.871" calcext:value-type="float">
            <text:p>1.871</text:p>
          </table:table-cell>
          <table:table-cell/>
          <table:table-cell office:value-type="float" office:value="47.71" calcext:value-type="float">
            <text:p>47.71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float" office:value="49.75" calcext:value-type="float">
            <text:p>49.75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251.436466917987" calcext:value-type="float">
            <text:p>251.436466917987</text:p>
          </table:table-cell>
          <table:table-cell office:value-type="float" office:value="0.779946249974477" calcext:value-type="float">
            <text:p>0.779946249974477</text:p>
          </table:table-cell>
          <table:table-cell/>
          <table:table-cell office:value-type="float" office:value="391.574472233021" calcext:value-type="float">
            <text:p>391.574472233021</text:p>
          </table:table-cell>
          <table:table-cell office:value-type="float" office:value="10.03895108573" calcext:value-type="float">
            <text:p>10.03895108573</text:p>
          </table:table-cell>
          <table:table-cell/>
          <table:table-cell office:value-type="float" office:value="250.268605947018" calcext:value-type="float">
            <text:p>250.268605947018</text:p>
          </table:table-cell>
          <table:table-cell office:value-type="float" office:value="18.1420875607977" calcext:value-type="float">
            <text:p>18.1420875607977</text:p>
          </table:table-cell>
          <table:table-cell/>
          <table:table-cell office:value-type="float" office:value="165.624090329173" calcext:value-type="float">
            <text:p>165.624090329173</text:p>
          </table:table-cell>
          <table:table-cell office:value-type="float" office:value="21.9665597584134" calcext:value-type="float">
            <text:p>21.9665597584134</text:p>
          </table:table-cell>
          <table:table-cell/>
          <table:table-cell office:value-type="float" office:value="79.52" calcext:value-type="float">
            <text:p>79.52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79.26" calcext:value-type="float">
            <text:p>79.26</text:p>
          </table:table-cell>
          <table:table-cell office:value-type="float" office:value="1.654" calcext:value-type="float">
            <text:p>1.654</text:p>
          </table:table-cell>
          <table:table-cell/>
          <table:table-cell office:value-type="float" office:value="69.688" calcext:value-type="float">
            <text:p>69.688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float" office:value="74.67" calcext:value-type="float">
            <text:p>74.67</text:p>
          </table:table-cell>
          <table:table-cell office:value-type="float" office:value="1.014" calcext:value-type="float">
            <text:p>1.014</text:p>
          </table:table-cell>
        </table:table-row>
        <table:table-row table:style-name="ro1">
          <table:table-cell office:value-type="float" office:value="358.594690052555" calcext:value-type="float">
            <text:p>358.594690052555</text:p>
          </table:table-cell>
          <table:table-cell office:value-type="float" office:value="0.621028309378036" calcext:value-type="float">
            <text:p>0.621028309378036</text:p>
          </table:table-cell>
          <table:table-cell/>
          <table:table-cell office:value-type="float" office:value="617.190399153776" calcext:value-type="float">
            <text:p>617.190399153776</text:p>
          </table:table-cell>
          <table:table-cell office:value-type="float" office:value="9.34011377556142" calcext:value-type="float">
            <text:p>9.34011377556142</text:p>
          </table:table-cell>
          <table:table-cell/>
          <table:table-cell office:value-type="float" office:value="394.110068286378" calcext:value-type="float">
            <text:p>394.110068286378</text:p>
          </table:table-cell>
          <table:table-cell office:value-type="float" office:value="17.8223616037721" calcext:value-type="float">
            <text:p>17.8223616037721</text:p>
          </table:table-cell>
          <table:table-cell/>
          <table:table-cell office:value-type="float" office:value="221.116684582929" calcext:value-type="float">
            <text:p>221.116684582929</text:p>
          </table:table-cell>
          <table:table-cell office:value-type="float" office:value="21.1848492655536" calcext:value-type="float">
            <text:p>21.1848492655536</text:p>
          </table:table-cell>
          <table:table-cell/>
          <table:table-cell office:value-type="float" office:value="100.68" calcext:value-type="float">
            <text:p>100.68</text:p>
          </table:table-cell>
          <table:table-cell office:value-type="float" office:value="1.053" calcext:value-type="float">
            <text:p>1.053</text:p>
          </table:table-cell>
          <table:table-cell/>
          <table:table-cell office:value-type="float" office:value="100.31" calcext:value-type="float">
            <text:p>100.31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float" office:value="100.45" calcext:value-type="float">
            <text:p>100.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.75" calcext:value-type="float">
            <text:p>100.75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687.478468222288" calcext:value-type="float">
            <text:p>687.478468222288</text:p>
          </table:table-cell>
          <table:table-cell office:value-type="float" office:value="0.416848872413823" calcext:value-type="float">
            <text:p>0.416848872413823</text:p>
          </table:table-cell>
          <table:table-cell/>
          <table:table-cell office:value-type="float" office:value="847.507816922203" calcext:value-type="float">
            <text:p>847.507816922203</text:p>
          </table:table-cell>
          <table:table-cell office:value-type="float" office:value="9.16835069944846" calcext:value-type="float">
            <text:p>9.16835069944846</text:p>
          </table:table-cell>
          <table:table-cell/>
          <table:table-cell office:value-type="float" office:value="533.447437744681" calcext:value-type="float">
            <text:p>533.447437744681</text:p>
          </table:table-cell>
          <table:table-cell office:value-type="float" office:value="17.5082703173573" calcext:value-type="float">
            <text:p>17.5082703173573</text:p>
          </table:table-cell>
          <table:table-cell/>
          <table:table-cell office:value-type="float" office:value="316.227766016838" calcext:value-type="float">
            <text:p>316.227766016838</text:p>
          </table:table-cell>
          <table:table-cell office:value-type="float" office:value="20.4273460458859" calcext:value-type="float">
            <text:p>20.4273460458859</text:p>
          </table:table-cell>
          <table:table-cell/>
          <table:table-cell office:value-type="float" office:value="148.121" calcext:value-type="float">
            <text:p>148.121</text:p>
          </table:table-cell>
          <table:table-cell office:value-type="float" office:value="0.8995" calcext:value-type="float">
            <text:p>0.8995</text:p>
          </table:table-cell>
          <table:table-cell/>
          <table:table-cell office:value-type="float" office:value="161.8" calcext:value-type="float">
            <text:p>161.8</text:p>
          </table:table-cell>
          <table:table-cell office:value-type="float" office:value="1.39" calcext:value-type="float">
            <text:p>1.39</text:p>
          </table:table-cell>
          <table:table-cell/>
          <table:table-cell office:value-type="float" office:value="131.9" calcext:value-type="float">
            <text:p>131.9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156.34" calcext:value-type="float">
            <text:p>156.34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1279.5768703106" calcext:value-type="float">
            <text:p>1279.5768703106</text:p>
          </table:table-cell>
          <table:table-cell office:value-type="float" office:value="0.279775961656198" calcext:value-type="float">
            <text:p>0.279775961656198</text:p>
          </table:table-cell>
          <table:table-cell/>
          <table:table-cell office:value-type="float" office:value="1132.11935578712" calcext:value-type="float">
            <text:p>1132.11935578712</text:p>
          </table:table-cell>
          <table:table-cell office:value-type="float" office:value="8.8420691227916" calcext:value-type="float">
            <text:p>8.8420691227916</text:p>
          </table:table-cell>
          <table:table-cell/>
          <table:table-cell office:value-type="float" office:value="840.045459642095" calcext:value-type="float">
            <text:p>840.045459642095</text:p>
          </table:table-cell>
          <table:table-cell office:value-type="float" office:value="17.1997143992844" calcext:value-type="float">
            <text:p>17.1997143992844</text:p>
          </table:table-cell>
          <table:table-cell/>
          <table:table-cell office:value-type="float" office:value="464.869097691765" calcext:value-type="float">
            <text:p>464.869097691765</text:p>
          </table:table-cell>
          <table:table-cell office:value-type="float" office:value="19.6955361736699" calcext:value-type="float">
            <text:p>19.6955361736699</text:p>
          </table:table-cell>
          <table:table-cell office:value-type="string" calcext:value-type="string">
            <text:p>MQ135--------</text:p>
          </table:table-cell>
          <table:table-cell office:value-type="float" office:value="200" calcext:value-type="float">
            <text:p>200</text:p>
          </table:table-cell>
          <table:table-cell office:value-type="float" office:value="0.794" calcext:value-type="float">
            <text:p>0.794</text:p>
          </table:table-cell>
          <table:table-cell/>
          <table:table-cell office:value-type="float" office:value="197.58" calcext:value-type="float">
            <text:p>197.58</text:p>
          </table:table-cell>
          <table:table-cell office:value-type="float" office:value="1.358" calcext:value-type="float">
            <text:p>1.35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7637" calcext:value-type="float">
            <text:p>0.7637</text:p>
          </table:table-cell>
          <table:table-cell/>
          <table:table-cell office:value-type="float" office:value="201.33" calcext:value-type="float">
            <text:p>201.33</text:p>
          </table:table-cell>
          <table:table-cell office:value-type="float" office:value="0.7314" calcext:value-type="float">
            <text:p>0.7314</text:p>
          </table:table-cell>
        </table:table-row>
        <table:table-row table:style-name="ro1">
          <table:table-cell office:value-type="float" office:value="1694.81405012316" calcext:value-type="float">
            <text:p>1694.81405012316</text:p>
          </table:table-cell>
          <table:table-cell office:value-type="float" office:value="0.24037801630081" calcext:value-type="float">
            <text:p>0.24037801630081</text:p>
          </table:table-cell>
          <table:table-cell/>
          <table:table-cell office:value-type="float" office:value="1598.0590185343" calcext:value-type="float">
            <text:p>1598.0590185343</text:p>
          </table:table-cell>
          <table:table-cell office:value-type="float" office:value="8.37621721537069" calcext:value-type="float">
            <text:p>8.37621721537069</text:p>
          </table:table-cell>
          <table:table-cell/>
          <table:table-cell office:value-type="float" office:value="1286.95023341687" calcext:value-type="float">
            <text:p>1286.95023341687</text:p>
          </table:table-cell>
          <table:table-cell office:value-type="float" office:value="16.5988201784852" calcext:value-type="float">
            <text:p>16.5988201784852</text:p>
          </table:table-cell>
          <table:table-cell/>
          <table:table-cell office:value-type="float" office:value="620.624170326721" calcext:value-type="float">
            <text:p>620.624170326721</text:p>
          </table:table-cell>
          <table:table-cell office:value-type="float" office:value="19.6809201070789" calcext:value-type="float">
            <text:p>19.6809201070789</text:p>
          </table:table-cell>
          <table:table-cell table:number-columns-repeated="12"/>
        </table:table-row>
        <table:table-row table:style-name="ro1">
          <table:table-cell office:value-type="float" office:value="4703.02052019502" calcext:value-type="float">
            <text:p>4703.02052019502</text:p>
          </table:table-cell>
          <table:table-cell office:value-type="float" office:value="0.128477310658713" calcext:value-type="float">
            <text:p>0.128477310658713</text:p>
          </table:table-cell>
          <table:table-cell/>
          <table:table-cell office:value-type="float" office:value="3097.54742291141" calcext:value-type="float">
            <text:p>3097.54742291141</text:p>
          </table:table-cell>
          <table:table-cell office:value-type="float" office:value="7.78898750512681" calcext:value-type="float">
            <text:p>7.78898750512681</text:p>
          </table:table-cell>
          <table:table-cell table:number-columns-repeated="4"/>
          <table:table-cell office:value-type="float" office:value="806.073236840319" calcext:value-type="float">
            <text:p>806.073236840319</text:p>
          </table:table-cell>
          <table:table-cell office:value-type="float" office:value="19.3217547434372" calcext:value-type="float">
            <text:p>19.3217547434372</text:p>
          </table:table-cell>
          <table:table-cell/>
          <table:table-cell office:value-type="string" calcext:value-type="string">
            <text:p>y=a*x^b</text:p>
          </table:table-cell>
          <table:table-cell table:number-columns-repeated="2"/>
          <table:table-cell office:value-type="string" calcext:value-type="string">
            <text:p>y=a*x^b</text:p>
          </table:table-cell>
          <table:table-cell table:number-columns-repeated="2"/>
          <table:table-cell office:value-type="string" calcext:value-type="string">
            <text:p>y=a*x^b</text:p>
          </table:table-cell>
          <table:table-cell table:number-columns-repeated="2"/>
          <table:table-cell office:value-type="string" calcext:value-type="string">
            <text:p>y=a*x^b</text:p>
          </table:table-cell>
          <table:table-cell/>
        </table:table-row>
        <table:table-row table:style-name="ro1">
          <table:table-cell office:value-type="float" office:value="6416.23872230353" calcext:value-type="float">
            <text:p>6416.23872230353</text:p>
          </table:table-cell>
          <table:table-cell office:value-type="float" office:value="0.104256114079946" calcext:value-type="float">
            <text:p>0.104256114079946</text:p>
          </table:table-cell>
          <table:table-cell/>
          <table:table-cell office:value-type="float" office:value="4749.48703607812" calcext:value-type="float">
            <text:p>4749.48703607812</text:p>
          </table:table-cell>
          <table:table-cell office:value-type="float" office:value="7.37705007859583" calcext:value-type="float">
            <text:p>7.37705007859583</text:p>
          </table:table-cell>
          <table:table-cell/>
          <table:table-cell office:value-type="float" office:value="2423.60673890799" calcext:value-type="float">
            <text:p>2423.60673890799</text:p>
          </table:table-cell>
          <table:table-cell office:value-type="float" office:value="15.7366105459626" calcext:value-type="float">
            <text:p>15.7366105459626</text:p>
          </table:table-cell>
          <table:table-cell/>
          <table:table-cell office:value-type="float" office:value="1436.71464238066" calcext:value-type="float">
            <text:p>1436.71464238066</text:p>
          </table:table-cell>
          <table:table-cell office:value-type="float" office:value="18.9537268058273" calcext:value-type="float">
            <text:p>18.953726805827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344.46797568312" calcext:value-type="float">
            <text:p>6344.46797568312</text:p>
          </table:table-cell>
          <table:table-cell office:value-type="float" office:value="6.98937417609314" calcext:value-type="float">
            <text:p>6.98937417609314</text:p>
          </table:table-cell>
          <table:table-cell/>
          <table:table-cell office:value-type="float" office:value="3977.42128600512" calcext:value-type="float">
            <text:p>3977.42128600512</text:p>
          </table:table-cell>
          <table:table-cell office:value-type="float" office:value="14.3979664851647" calcext:value-type="float">
            <text:p>14.3979664851647</text:p>
          </table:table-cell>
          <table:table-cell/>
          <table:table-cell office:value-type="float" office:value="2491.23296848512" calcext:value-type="float">
            <text:p>2491.23296848512</text:p>
          </table:table-cell>
          <table:table-cell office:value-type="float" office:value="18.5940234166302" calcext:value-type="float">
            <text:p>18.594023416630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4691.53262794005" calcext:value-type="float">
            <text:p>4691.53262794005</text:p>
          </table:table-cell>
          <table:table-cell office:value-type="float" office:value="13.8949549437314" calcext:value-type="float">
            <text:p>13.8949549437314</text:p>
          </table:table-cell>
          <table:table-cell/>
          <table:table-cell office:value-type="float" office:value="3816.57065518061" calcext:value-type="float">
            <text:p>3816.57065518061</text:p>
          </table:table-cell>
          <table:table-cell office:value-type="float" office:value="18.5736576048824" calcext:value-type="float">
            <text:p>18.57365760488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=a*x^b</text:p>
          </table:table-cell>
          <table:table-cell table:number-columns-repeated="2"/>
          <table:table-cell office:value-type="string" calcext:value-type="string">
            <text:p>y=a*x^b</text:p>
          </table:table-cell>
          <table:table-cell table:number-columns-repeated="2"/>
          <table:table-cell office:value-type="float" office:value="6438.20706392123" calcext:value-type="float">
            <text:p>6438.20706392123</text:p>
          </table:table-cell>
          <table:table-cell office:value-type="float" office:value="13.1731949712075" calcext:value-type="float">
            <text:p>13.1731949712075</text:p>
          </table:table-cell>
          <table:table-cell/>
          <table:table-cell office:value-type="float" office:value="5533.85644021962" calcext:value-type="float">
            <text:p>5533.85644021962</text:p>
          </table:table-cell>
          <table:table-cell office:value-type="float" office:value="17.908889229408" calcext:value-type="float">
            <text:p>17.908889229408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6350.22106984494" calcext:value-type="float">
            <text:p>6350.22106984494</text:p>
          </table:table-cell>
          <table:table-cell office:value-type="float" office:value="17.5876572190451" calcext:value-type="float">
            <text:p>17.5876572190451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office:value-type="string" calcext:value-type="string">
            <text:p>y=a*x^b</text:p>
          </table:table-cell>
          <table:table-cell table:number-columns-repeated="2"/>
          <table:table-cell office:value-type="string" calcext:value-type="string">
            <text:p>y=a*x^b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09:56:22.2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3T10:41:20.523000000</meta:creation-date>
    <dc:date>2019-10-18T09:44:15.378000000</dc:date>
    <meta:editing-duration>P3DT12M19S</meta:editing-duration>
    <meta:editing-cycles>5</meta:editing-cycles>
    <meta:generator>LibreOffice/6.3.2.2$Windows_X86_64 LibreOffice_project/98b30e735bda24bc04ab42594c85f7fd8be07b9c</meta:generator>
    <meta:document-statistic meta:table-count="1" meta:cell-count="191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395cm" svg:height="9cm" xlink:href=".." xlink:type="simple" chart:class="chart:scatter" chart:style-name="ch1">
        <chart:plot-area chart:style-name="ch2" table:cell-range-address="Sheet1.A2:Sheet1.B12 Sheet1.B1:Sheet1.B1" chart:data-source-has-labels="row" svg:x="-0.471cm" svg:y="0.366cm" svg:width="5.031cm" svg:height="8.636cm">
          <chartooo:coordinate-region svg:x="0.267cm" svg:y="0.568cm" svg:width="3.91cm" svg:height="7.78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2:Sheet1.B12" chart:label-cell-address="Sheet1.B1:Sheet1.B1" chart:class="chart:scatter">
            <chart:domain table:cell-range-address="Sheet1.A2:Sheet1.A12"/>
            <chart:regression-curve chart:style-name="ch6">
              <chart:equation chart:display-equation="true" chart:display-r-square="true" svg:x="0.328cm" svg:y="1.665cm"/>
            </chart:regression-curve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s/Ro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.4424680370593">
                <text:p>56.4424680370593</text:p>
                <draw:g>
                  <svg:desc>Sheet1.A2:Sheet1.A12</svg:desc>
                </draw:g>
              </table:table-cell>
              <table:table-cell office:value-type="float" office:value="2.17509661976166">
                <text:p>2.17509661976166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.4637478328901">
                <text:p>70.4637478328901</text:p>
              </table:table-cell>
              <table:table-cell office:value-type="float" office:value="1.83320230827293">
                <text:p>1.833202308272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.013229359073">
                <text:p>120.013229359073</text:p>
              </table:table-cell>
              <table:table-cell office:value-type="float" office:value="1.30250824368913">
                <text:p>1.30250824368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3.711549338158">
                <text:p>173.711549338158</text:p>
              </table:table-cell>
              <table:table-cell office:value-type="float" office:value="1.03715803857992">
                <text:p>1.03715803857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1.436466917987">
                <text:p>251.436466917987</text:p>
              </table:table-cell>
              <table:table-cell office:value-type="float" office:value="0.779946249974477">
                <text:p>0.7799462499744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8.594690052555">
                <text:p>358.594690052555</text:p>
              </table:table-cell>
              <table:table-cell office:value-type="float" office:value="0.621028309378036">
                <text:p>0.621028309378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7.478468222288">
                <text:p>687.478468222288</text:p>
              </table:table-cell>
              <table:table-cell office:value-type="float" office:value="0.416848872413823">
                <text:p>0.4168488724138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9.5768703106">
                <text:p>1279.5768703106</text:p>
              </table:table-cell>
              <table:table-cell office:value-type="float" office:value="0.279775961656198">
                <text:p>0.279775961656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94.81405012316">
                <text:p>1694.81405012316</text:p>
              </table:table-cell>
              <table:table-cell office:value-type="float" office:value="0.24037801630081">
                <text:p>0.24037801630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03.02052019502">
                <text:p>4703.02052019502</text:p>
              </table:table-cell>
              <table:table-cell office:value-type="float" office:value="0.128477310658713">
                <text:p>0.1284773106587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16.23872230353">
                <text:p>6416.23872230353</text:p>
              </table:table-cell>
              <table:table-cell office:value-type="float" office:value="0.104256114079946">
                <text:p>0.1042561140799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stroke-dash="Dashed_20__28_var_29__20_4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346cm" svg:height="8.043cm" xlink:href=".." xlink:type="simple" chart:class="chart:scatter" chart:style-name="ch1">
        <chart:plot-area chart:style-name="ch2" table:cell-range-address="Sheet1.D2:Sheet1.E15 Sheet1.E1:Sheet1.E1" chart:data-source-has-labels="row" svg:x="-0.379cm" svg:y="0.021cm" svg:width="4.91cm" svg:height="7.81cm">
          <chartooo:coordinate-region svg:x="0.253cm" svg:y="0.223cm" svg:width="3.895cm" svg:height="6.9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15" chart:label-cell-address="Sheet1.E1:Sheet1.E1" chart:class="chart:scatter">
            <chart:domain table:cell-range-address="Sheet1.D2:Sheet1.D15"/>
            <chart:regression-curve chart:style-name="ch6">
              <chart:equation chart:display-equation="true" chart:display-r-square="true" svg:x="0.412cm" svg:y="1.333cm"/>
            </chart:regression-curve>
            <chart:data-point chart:repeated="5"/>
            <chart:data-point chart:style-name="ch7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Rs/Ro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.8186640257956">
                <text:p>56.8186640257956</text:p>
                <draw:g>
                  <svg:desc>Sheet1.D2:Sheet1.D15</svg:desc>
                </draw:g>
              </table:table-cell>
              <table:table-cell office:value-type="float" office:value="13.4015827536851">
                <text:p>13.4015827536851</text:p>
                <draw:g>
                  <svg:desc>Sheet1.E2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.843400816665">
                <text:p>70.843400816665</text:p>
              </table:table-cell>
              <table:table-cell office:value-type="float" office:value="12.6995569303274">
                <text:p>12.6995569303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.624588370042">
                <text:p>108.624588370042</text:p>
              </table:table-cell>
              <table:table-cell office:value-type="float" office:value="12.0279134341067">
                <text:p>12.02791343410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.522904278212">
                <text:p>196.522904278212</text:p>
              </table:table-cell>
              <table:table-cell office:value-type="float" office:value="10.9898852600185">
                <text:p>10.9898852600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1.574472233021">
                <text:p>391.574472233021</text:p>
              </table:table-cell>
              <table:table-cell office:value-type="float" office:value="10.03895108573">
                <text:p>10.038951085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7.190399153776">
                <text:p>617.190399153776</text:p>
              </table:table-cell>
              <table:table-cell office:value-type="float" office:value="9.34011377556142">
                <text:p>9.34011377556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7.507816922203">
                <text:p>847.507816922203</text:p>
              </table:table-cell>
              <table:table-cell office:value-type="float" office:value="9.16835069944846">
                <text:p>9.168350699448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32.11935578712">
                <text:p>1132.11935578712</text:p>
              </table:table-cell>
              <table:table-cell office:value-type="float" office:value="8.8420691227916">
                <text:p>8.84206912279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98.0590185343">
                <text:p>1598.0590185343</text:p>
              </table:table-cell>
              <table:table-cell office:value-type="float" office:value="8.37621721537069">
                <text:p>8.37621721537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7.54742291141">
                <text:p>3097.54742291141</text:p>
              </table:table-cell>
              <table:table-cell office:value-type="float" office:value="7.78898750512681">
                <text:p>7.788987505126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49.48703607812">
                <text:p>4749.48703607812</text:p>
              </table:table-cell>
              <table:table-cell office:value-type="float" office:value="7.37705007859583">
                <text:p>7.37705007859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44.46797568312">
                <text:p>6344.46797568312</text:p>
              </table:table-cell>
              <table:table-cell office:value-type="float" office:value="6.98937417609314">
                <text:p>6.989374176093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859cm" svg:height="7.011cm" xlink:href=".." xlink:type="simple" chart:class="chart:scatter" chart:style-name="ch1">
        <chart:plot-area chart:style-name="ch2" table:cell-range-address="Sheet1.G2:Sheet1.H18 Sheet1.H1:Sheet1.H1" chart:data-source-has-labels="row" svg:x="0.117cm" svg:y="0.14cm" svg:width="5.625cm" svg:height="6.731cm">
          <chartooo:coordinate-region svg:x="0.749cm" svg:y="0.342cm" svg:width="4.61cm" svg:height="5.87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H2:Sheet1.H18" chart:label-cell-address="Sheet1.H1:Sheet1.H1" chart:class="chart:scatter">
            <chart:domain table:cell-range-address="Sheet1.G2:Sheet1.G18"/>
            <chart:regression-curve chart:style-name="ch6">
              <chart:equation chart:display-equation="true" chart:display-r-square="true"/>
            </chart:regression-curve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Rs/Ro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.6223705816679">
                <text:p>56.6223705816679</text:p>
                <draw:g>
                  <svg:desc>Sheet1.G2:Sheet1.G18</svg:desc>
                </draw:g>
              </table:table-cell>
              <table:table-cell office:value-type="float" office:value="20.9152625403246">
                <text:p>20.9152625403246</text:p>
                <draw:g>
                  <svg:desc>Sheet1.H2:Sheet1.H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.109670036717">
                <text:p>108.109670036717</text:p>
              </table:table-cell>
              <table:table-cell office:value-type="float" office:value="19.1360933921869">
                <text:p>19.1360933921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.041176703229">
                <text:p>119.041176703229</text:p>
              </table:table-cell>
              <table:table-cell office:value-type="float" office:value="19.1360933921869">
                <text:p>19.1360933921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.128110668581">
                <text:p>161.128110668581</text:p>
              </table:table-cell>
              <table:table-cell office:value-type="float" office:value="18.7988496349267">
                <text:p>18.7988496349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.268605947018">
                <text:p>250.268605947018</text:p>
              </table:table-cell>
              <table:table-cell office:value-type="float" office:value="18.1420875607977">
                <text:p>18.1420875607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4.110068286378">
                <text:p>394.110068286378</text:p>
              </table:table-cell>
              <table:table-cell office:value-type="float" office:value="17.8223616037721">
                <text:p>17.8223616037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3.447437744681">
                <text:p>533.447437744681</text:p>
              </table:table-cell>
              <table:table-cell office:value-type="float" office:value="17.5082703173573">
                <text:p>17.5082703173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0.045459642095">
                <text:p>840.045459642095</text:p>
              </table:table-cell>
              <table:table-cell office:value-type="float" office:value="17.1997143992844">
                <text:p>17.1997143992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6.95023341687">
                <text:p>1286.95023341687</text:p>
              </table:table-cell>
              <table:table-cell office:value-type="float" office:value="16.5988201784852">
                <text:p>16.5988201784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23.60673890799">
                <text:p>2423.60673890799</text:p>
              </table:table-cell>
              <table:table-cell office:value-type="float" office:value="15.7366105459626">
                <text:p>15.73661054596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77.42128600512">
                <text:p>3977.42128600512</text:p>
              </table:table-cell>
              <table:table-cell office:value-type="float" office:value="14.3979664851647">
                <text:p>14.39796648516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91.53262794005">
                <text:p>4691.53262794005</text:p>
              </table:table-cell>
              <table:table-cell office:value-type="float" office:value="13.8949549437314">
                <text:p>13.89495494373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38.20706392123">
                <text:p>6438.20706392123</text:p>
              </table:table-cell>
              <table:table-cell office:value-type="float" office:value="13.1731949712075">
                <text:p>13.17319497120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709cm" svg:height="6.666cm" xlink:href=".." xlink:type="simple" chart:class="chart:scatter" chart:style-name="ch1">
        <chart:plot-area chart:style-name="ch2" table:cell-range-address="Sheet1.J2:Sheet1.K18 Sheet1.K1:Sheet1.K1" chart:data-source-has-labels="row" svg:x="0.114cm" svg:y="0.133cm" svg:width="5.481cm" svg:height="6.4cm">
          <chartooo:coordinate-region svg:x="0.746cm" svg:y="0.335cm" svg:width="4.466cm" svg:height="5.54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K2:Sheet1.K18" chart:label-cell-address="Sheet1.K1:Sheet1.K1" chart:class="chart:scatter">
            <chart:domain table:cell-range-address="Sheet1.J2:Sheet1.J18"/>
            <chart:regression-curve chart:style-name="ch6">
              <chart:equation chart:display-equation="true" chart:display-r-square="true"/>
            </chart:regression-curve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s/Ro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.6223705816679">
                <text:p>56.6223705816679</text:p>
                <draw:g>
                  <svg:desc>Sheet1.J2:Sheet1.J18</svg:desc>
                </draw:g>
              </table:table-cell>
              <table:table-cell office:value-type="float" office:value="24.5020455471529">
                <text:p>24.5020455471529</text:p>
                <draw:g>
                  <svg:desc>Sheet1.K2:Sheet1.K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.9779044462063">
                <text:p>80.9779044462063</text:p>
              </table:table-cell>
              <table:table-cell office:value-type="float" office:value="24.0489455876837">
                <text:p>24.0489455876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.109670036717">
                <text:p>108.109670036717</text:p>
              </table:table-cell>
              <table:table-cell office:value-type="float" office:value="22.3843822537013">
                <text:p>22.3843822537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.041176703229">
                <text:p>119.041176703229</text:p>
              </table:table-cell>
              <table:table-cell office:value-type="float" office:value="22.3788437299207">
                <text:p>22.3788437299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5.624090329173">
                <text:p>165.624090329173</text:p>
              </table:table-cell>
              <table:table-cell office:value-type="float" office:value="21.9665597584134">
                <text:p>21.9665597584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1.116684582929">
                <text:p>221.116684582929</text:p>
              </table:table-cell>
              <table:table-cell office:value-type="float" office:value="21.1848492655536">
                <text:p>21.18484926555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6.227766016838">
                <text:p>316.227766016838</text:p>
              </table:table-cell>
              <table:table-cell office:value-type="float" office:value="20.4273460458859">
                <text:p>20.42734604588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4.869097691765">
                <text:p>464.869097691765</text:p>
              </table:table-cell>
              <table:table-cell office:value-type="float" office:value="19.6955361736699">
                <text:p>19.6955361736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0.624170326721">
                <text:p>620.624170326721</text:p>
              </table:table-cell>
              <table:table-cell office:value-type="float" office:value="19.6809201070789">
                <text:p>19.6809201070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6.073236840319">
                <text:p>806.073236840319</text:p>
              </table:table-cell>
              <table:table-cell office:value-type="float" office:value="19.3217547434372">
                <text:p>19.3217547434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36.71464238066">
                <text:p>1436.71464238066</text:p>
              </table:table-cell>
              <table:table-cell office:value-type="float" office:value="18.9537268058273">
                <text:p>18.9537268058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1.23296848512">
                <text:p>2491.23296848512</text:p>
              </table:table-cell>
              <table:table-cell office:value-type="float" office:value="18.5940234166302">
                <text:p>18.59402341663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16.57065518061">
                <text:p>3816.57065518061</text:p>
              </table:table-cell>
              <table:table-cell office:value-type="float" office:value="18.5736576048824">
                <text:p>18.57365760488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33.85644021962">
                <text:p>5533.85644021962</text:p>
              </table:table-cell>
              <table:table-cell office:value-type="float" office:value="17.908889229408">
                <text:p>17.9088892294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50.22106984494">
                <text:p>6350.22106984494</text:p>
              </table:table-cell>
              <table:table-cell office:value-type="float" office:value="17.5876572190451">
                <text:p>17.5876572190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592cm" svg:height="6.473cm" xlink:href=".." xlink:type="simple" chart:class="chart:scatter" chart:style-name="ch1">
        <chart:plot-area chart:style-name="ch2" table:cell-range-address="Sheet1.M2:Sheet1.N14 Sheet1.N1:Sheet1.N1" chart:data-source-has-labels="row" svg:x="0.091cm" svg:y="0.129cm" svg:width="4.41cm" svg:height="6.215cm">
          <chartooo:coordinate-region svg:x="0.829cm" svg:y="0.332cm" svg:width="3.384cm" svg:height="5.35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N2:Sheet1.N14" chart:label-cell-address="Sheet1.N1:Sheet1.N1" chart:class="chart:scatter">
            <chart:domain table:cell-range-address="Sheet1.M2:Sheet1.M14"/>
            <chart:regression-curve chart:style-name="ch6">
              <chart:equation chart:display-equation="true" chart:display-r-square="true"/>
            </chart:regression-curve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Rs/Ro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929">
                <text:p>9.929</text:p>
                <draw:g>
                  <svg:desc>Sheet1.M2:Sheet1.M14</svg:desc>
                </draw:g>
              </table:table-cell>
              <table:table-cell office:value-type="float" office:value="2.3036">
                <text:p>2.3036</text:p>
                <draw:g>
                  <svg:desc>Sheet1.N2:Sheet1.N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607">
                <text:p>14.607</text:p>
              </table:table-cell>
              <table:table-cell office:value-type="float" office:value="2.016">
                <text:p>2.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745">
                <text:p>39.745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74">
                <text:p>59.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.52">
                <text:p>79.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.68">
                <text:p>100.68</text:p>
              </table:table-cell>
              <table:table-cell office:value-type="float" office:value="1.053">
                <text:p>1.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.121">
                <text:p>148.121</text:p>
              </table:table-cell>
              <table:table-cell office:value-type="float" office:value="0.8995">
                <text:p>0.8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079cm" svg:height="7.032cm" xlink:href=".." xlink:type="simple" chart:class="chart:scatter" chart:style-name="ch1">
        <chart:plot-area chart:style-name="ch2" table:cell-range-address="Sheet1.P2:Sheet1.Q11 Sheet1.Q1:Sheet1.Q1" chart:data-source-has-labels="row" svg:x="0.121cm" svg:y="0.14cm" svg:width="5.837cm" svg:height="6.752cm">
          <chartooo:coordinate-region svg:x="0.859cm" svg:y="0.343cm" svg:width="4.811cm" svg:height="5.89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Q2:Sheet1.Q11" chart:label-cell-address="Sheet1.Q1:Sheet1.Q1" chart:class="chart:scatter">
            <chart:domain table:cell-range-address="Sheet1.P2:Sheet1.P11"/>
            <chart:regression-curve chart:style-name="ch6">
              <chart:equation chart:display-equation="true" chart:display-r-square="true"/>
            </chart:regression-curve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RS/RO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P2:Sheet1.P11</svg:desc>
                </draw:g>
              </table:table-cell>
              <table:table-cell office:value-type="float" office:value="2.87">
                <text:p>2.87</text:p>
                <draw:g>
                  <svg:desc>Sheet1.Q2:Sheet1.Q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5">
                <text:p>50.5</text:p>
              </table:table-cell>
              <table:table-cell office:value-type="float" office:value="1.871">
                <text:p>1.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.26">
                <text:p>79.26</text:p>
              </table:table-cell>
              <table:table-cell office:value-type="float" office:value="1.654">
                <text:p>1.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.31">
                <text:p>100.31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1.8">
                <text:p>161.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.58">
                <text:p>197.58</text:p>
              </table:table-cell>
              <table:table-cell office:value-type="float" office:value="1.358">
                <text:p>1.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4cm" svg:height="8.989cm" xlink:href=".." xlink:type="simple" chart:class="chart:scatter" chart:style-name="ch1">
        <chart:legend chart:legend-position="end" svg:x="2.647cm" svg:y="3.738cm" style:legend-expansion="high" chart:style-name="ch2"/>
        <chart:plot-area chart:style-name="ch3" table:cell-range-address="Sheet1.S2:Sheet1.T11 Sheet1.T1:Sheet1.T1" chart:data-source-has-labels="row" svg:x="-0.173cm" svg:y="0.07cm" svg:width="2.439cm" svg:height="8.63cm">
          <chartooo:coordinate-region svg:x="0.565cm" svg:y="0.272cm" svg:width="1.413cm" svg:height="7.7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T2:Sheet1.T11" chart:label-cell-address="Sheet1.T1:Sheet1.T1" chart:class="chart:scatter">
            <chart:domain table:cell-range-address="Sheet1.S2:Sheet1.S11"/>
            <chart:regression-curve chart:style-name="ch7">
              <chart:equation chart:display-equation="true"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Rs/Ro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S2:Sheet1.S11</svg:desc>
                </draw:g>
              </table:table-cell>
              <table:table-cell office:value-type="float" office:value="2.53">
                <text:p>2.53</text:p>
                <draw:g>
                  <svg:desc>Sheet1.T2:Sheet1.T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6">
                <text:p>17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.71">
                <text:p>47.7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.688">
                <text:p>69.68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.45">
                <text:p>100.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.9">
                <text:p>131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7637">
                <text:p>0.76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42cm" svg:height="7.951cm" xlink:href=".." xlink:type="simple" chart:class="chart:scatter" chart:style-name="ch1">
        <chart:legend chart:legend-position="end" svg:x="5.102cm" svg:y="3.421cm" style:legend-expansion="high" chart:style-name="ch2"/>
        <chart:plot-area chart:style-name="ch3" table:cell-range-address="Sheet1.V2:Sheet1.W11 Sheet1.W1:Sheet1.W1" chart:data-source-has-labels="row" svg:x="0.17cm" svg:y="0.159cm" svg:width="4.762cm" svg:height="7.633cm">
          <chartooo:coordinate-region svg:x="0.908cm" svg:y="0.361cm" svg:width="3.736cm" svg:height="6.7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W2:Sheet1.W11" chart:label-cell-address="Sheet1.W1:Sheet1.W1" chart:class="chart:scatter">
            <chart:domain table:cell-range-address="Sheet1.V2:Sheet1.V11"/>
            <chart:regression-curve chart:style-name="ch7">
              <chart:equation chart:display-equation="true"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rs/ro</text:p>
                <draw:g>
                  <svg:desc>Sheet1.W1:Sheet1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V2:Sheet1.V11</svg:desc>
                </draw:g>
              </table:table-cell>
              <table:table-cell office:value-type="float" office:value="1.89">
                <text:p>1.89</text:p>
                <draw:g>
                  <svg:desc>Sheet1.W2:Sheet1.W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8">
                <text:p>21.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2">
                <text:p>40.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75">
                <text:p>49.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.67">
                <text:p>74.67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.75">
                <text:p>100.7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.34">
                <text:p>156.34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.33">
                <text:p>201.33</text:p>
              </table:table-cell>
              <table:table-cell office:value-type="float" office:value="0.7314">
                <text:p>0.7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